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CE9407EC.svm" manifest:media-type="image/x-svm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8cm" svg:x="1.4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65cm" svg:x="14.9cm" svg:y="4.65cm">
          <draw:text-box>
            <text:p><text:span text:style-name="T1">i</text:span></text:p>
          </draw:text-box>
        </draw:frame>
        <draw:frame draw:style-name="gr3" draw:text-style-name="P2" draw:layer="layout" svg:width="13.278cm" svg:height="7.469cm" svg:x="1.3cm" svg:y="1.3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5:17:05.295609914</dc:date>
    <meta:editing-duration>PT8M59S</meta:editing-duration>
    <meta:editing-cycles>23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D000000DDCE9407EC.svm"/>
      </style:chart-properties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4cm" chart:symbol-height="0.4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9cm" svg:height="7.47cm" xlink:href="." xlink:type="simple" chart:class="chart:scatter" chart:style-name="ch1">
        <chart:plot-area chart:style-name="ch2" chart:data-source-has-labels="both" svg:x="0.265cm" svg:y="0.149cm" svg:width="12.749cm" svg:height="7.172cm">
          <chart:coordinate-region svg:x="0.807cm" svg:y="0.348cm" svg:width="12.113cm" svg:height="6.77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